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margin-left="1.905cm" fo:margin-right="0cm" fo:text-indent="0cm" style:auto-text-indent="false"/>
    </style:style>
    <style:style style:name="P2" style:family="paragraph" style:parent-style-name="Standard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9.252cm" style:type="right" style:leader-style="dotted" style:leader-text="."/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3cm" style:type="center"/>
          <style:tab-stop style:position="13cm" style:type="center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1.199cm" fo:margin-bottom="0cm" loext:contextual-spacing="false">
        <style:tab-stops>
          <style:tab-stop style:position="1cm"/>
          <style:tab-stop style:position="5.001cm" style:leader-style="dotted" style:leader-text="."/>
          <style:tab-stop style:position="11cm"/>
          <style:tab-stop style:position="15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.801cm" fo:margin-bottom="0cm" loext:contextual-spacing="false" fo:text-align="center" style:justify-single-word="false"/>
      <style:text-properties fo:font-size="14pt" style:text-underline-style="none" fo:font-weight="bold" style:font-size-asian="14pt" style:font-weight-asian="bold" style:font-size-complex="14pt"/>
    </style:style>
    <style:style style:name="P10" style:family="paragraph" style:parent-style-name="Standard" style:master-page-name="First_20_Page">
      <style:paragraph-properties fo:line-height="100%" style:page-number="auto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8.996cm" style:leader-style="dotted" style:leader-text="."/>
          <style:tab-stop style:position="10.289cm" style:type="right"/>
          <style:tab-stop style:position="15.499cm" style:type="right"/>
        </style:tab-stops>
      </style:paragraph-properties>
    </style:style>
    <style:style style:name="T1" style:family="text">
      <style:text-properties officeooo:rsid="0006f28f"/>
    </style:style>
    <style:style style:name="T2" style:family="text">
      <style:text-properties fo:font-style="italic" officeooo:rsid="0006f28f" style:font-style-asian="italic" style:font-style-complex="italic"/>
    </style:style>
    <style:style style:name="T3" style:family="text">
      <style:text-properties fo:font-style="normal" officeooo:rsid="0006f28f" style:font-style-asian="normal" style:font-style-complex="normal"/>
    </style:style>
    <style:style style:name="T4" style:family="text">
      <style:text-properties fo:font-style="normal" fo:font-weight="bold" officeooo:rsid="0006f28f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árosmajori Gimnázium és Kós Károly Általános Iskola</text:p>
      <text:p text:style-name="P7">Dr. Szebedy Tas</text:p>
      <text:p text:style-name="P6">igazgató</text:p>
      <text:p text:style-name="P6">részére</text:p>
      <text:p text:style-name="P9">Felvételi/átvételi kérelem</text:p>
      <text:p text:style-name="Standard"/>
      <text:p text:style-name="P2">Gyermek neve: <text:tab/></text:p>
      <text:p text:style-name="P2">Születési helye ideje: <text:tab/></text:p>
      <text:p text:style-name="P2">Állandó lakcíme: <text:tab/></text:p>
      <text:p text:style-name="P2">Tartózkodási helye: <text:tab/></text:p>
      <text:p text:style-name="P11"><text:span text:style-name="T1">Melyik </text:span><text:span text:style-name="T4">tanév</text:span><text:span text:style-name="T1"> há</text:span>nyadik <text:span text:style-name="T5">osztályba</text:span> kéri: <text:tab/> <text:tab/>zenei<text:tab/>matematika orientáltságú<text:note text:id="ftn1" text:note-class="footnote"><text:note-citation text:label="*">*</text:note-citation><text:note-body><text:p text:style-name="Footnote">A megfelelő aláhúzandó</text:p></text:note-body></text:note></text:p>
      <text:p text:style-name="P2">Eddig tanult idegen nyelv(ek): <text:tab/></text:p>
      <text:p text:style-name="P2">Jelenlegi óvodája, vagy iskolája: <text:tab/></text:p>
      <text:p text:style-name="P2">Körzetes iskolája: <text:tab/></text:p>
      <text:p text:style-name="P2">Jogosult volt-e eddig étkezési vagy tankönyv támogatási kedvezményre: <text:tab/></text:p>
      <text:p text:style-name="P2">Következő tanév szeptemberében lesz-e a családban 3 gyermek: <text:tab/></text:p>
      <text:p text:style-name="P2">Apja (gondviselője) neve: <text:tab/></text:p>
      <text:p text:style-name="P3">Telefonszáma: <text:tab/> e-mail címe: <text:tab/></text:p>
      <text:p text:style-name="P2">Anyja neve: <text:tab/></text:p>
      <text:p text:style-name="P3">Telefonszáma: <text:tab/> e-mail címe: <text:tab/></text:p>
      <text:p text:style-name="P4">A felvételi/átvételi kérelem rövid indoklása:</text:p>
      <text:p text:style-name="Standard"/>
      <text:p text:style-name="Standard"/>
      <text:p text:style-name="Standard"/>
      <text:p text:style-name="P3">Dátum: <text:tab/></text:p>
      <text:p text:style-name="P8"><text:tab/><text:tab/><text:tab/><text:tab/></text:p>
      <text:p text:style-name="P5"><text:tab/>szülő<text:tab/>szül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WenQuanYi Zen He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WenQuanYi Zen He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margin-top="0cm" fo:margin-bottom="0.35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905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0.72cm" fo:margin-left="2.499cm" fo:margin-right="2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*megfelelő aláhúzandó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ós Károly Általános Iskola</meta:initial-creator>
    <meta:editing-cycles>10</meta:editing-cycles>
    <meta:print-date>2011-05-10T07:36:00</meta:print-date>
    <meta:creation-date>2010-11-22T07:17:00</meta:creation-date>
    <dc:date>2016-03-08T10:31:40.163169225</dc:date>
    <meta:editing-duration>PT4M58S</meta:editing-duration>
    <meta:generator>LibreOffice/5.0.2.2$Linux_X86_64 LibreOffice_project/00m0$Build-2</meta:generator>
    <meta:document-statistic meta:table-count="0" meta:image-count="0" meta:object-count="0" meta:page-count="1" meta:paragraph-count="25" meta:word-count="81" meta:character-count="690" meta:non-whitespace-character-count="593"/>
    <meta:user-defined meta:name="AppVersion">12.0000</meta:user-defined>
    <meta:user-defined meta:name="Company">Kós Károly Általános Isko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